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1E000000C6C7DB3686.eps" manifest:media-type=""/>
  <manifest:file-entry manifest:full-path="Pictures/10000000000000200000002000309F1C.png" manifest:media-type="image/png"/>
  <manifest:file-entry manifest:full-path="Pictures/200000010000019600000129D2B3B070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0FA000000D8AB97C17A.svm" manifest:media-type=""/>
  <manifest:file-entry manifest:full-path="Pictures/200000010000018E0000012976C1BA3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561cm" svg:height="2.031cm" svg:x="3.644cm" svg:y="0.571cm">
          <draw:image xlink:href="Pictures/200000020000021E000000C6C7DB3686.eps" xlink:type="simple" xlink:show="embed" xlink:actuate="onLoad">
            <text:p/>
          </draw:image>
        </draw:frame>
        <draw:frame draw:style-name="gr2" draw:text-style-name="P1" draw:layer="layout" svg:width="0.299cm" svg:height="0.258cm" svg:x="6.54cm" svg:y="1.758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04cm" svg:height="0.299cm" svg:x="7.362cm" svg:y="1.42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76cm" svg:height="0.355cm" svg:x="8.226cm" svg:y="1.423cm">
          <draw:image xlink:href="Pictures/200000010000018E0000012976C1BA3E.svm" xlink:type="simple" xlink:show="embed" xlink:actuate="onLoad">
            <text:p/>
          </draw:image>
        </draw:frame>
        <draw:frame draw:style-name="gr5" draw:text-style-name="P1" draw:layer="layout" svg:width="0.486cm" svg:height="0.355cm" svg:x="8.54cm" svg:y="0.301cm">
          <draw:image xlink:href="Pictures/200000010000019600000129D2B3B070.svm" xlink:type="simple" xlink:show="embed" xlink:actuate="onLoad">
            <text:p/>
          </draw:image>
        </draw:frame>
        <draw:frame draw:style-name="gr6" draw:text-style-name="P1" draw:layer="layout" svg:width="0.349cm" svg:height="0.258cm" svg:x="9.136cm" svg:y="1.922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49cm" svg:height="0.258cm" svg:x="6.001cm" svg:y="2.015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04cm" svg:height="0.299cm" svg:x="5.066cm" svg:y="0.859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76cm" svg:height="0.355cm" svg:x="4.015cm" svg:y="2.169cm">
          <draw:image xlink:href="Pictures/200000010000018E0000012976C1BA3E.svm" xlink:type="simple" xlink:show="embed" xlink:actuate="onLoad">
            <text:p/>
          </draw:image>
        </draw:frame>
        <draw:frame draw:style-name="gr5" draw:text-style-name="P1" draw:layer="layout" svg:width="0.486cm" svg:height="0.355cm" svg:x="4.073cm" svg:y="0.986cm">
          <draw:image xlink:href="Pictures/200000010000019600000129D2B3B070.svm" xlink:type="simple" xlink:show="embed" xlink:actuate="onLoad">
            <text:p/>
          </draw:image>
        </draw:frame>
        <draw:frame draw:style-name="gr2" draw:text-style-name="P1" draw:layer="layout" svg:width="0.299cm" svg:height="0.258cm" svg:x="3.365cm" svg:y="1.84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2" draw:layer="layout" svg:width="0.937cm" svg:height="0.911cm" svg:x="10.432cm" svg:y="1.64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2cm" svg:height="0.911cm" svg:x="1.721cm" svg:y="1.646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1T17:22:00</meta:creation-date>
    <meta:editing-duration>PT3M11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4-11T17:25:10</dc:date>
    <dc:creator>kkk </dc:creator>
    <meta:document-statistic meta:object-count="13"/>
    <meta:template xlink:type="simple" xlink:actuate="onRequest" xlink:title="kkkFigures" xlink:href="../../../../.libreoffice/3/user/template/kkkFigures.otg" meta:date="2014-04-11T17:22:00"/>
  </office:meta>
</office:document-meta>
</file>